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ecf2" officeooo:paragraph-rsid="0018ecf2"/>
    </style:style>
    <style:style style:name="P2" style:family="paragraph" style:parent-style-name="Standard">
      <style:text-properties officeooo:rsid="0018ecf2" officeooo:paragraph-rsid="001a3efe"/>
    </style:style>
    <style:style style:name="P3" style:family="paragraph" style:parent-style-name="Standard">
      <style:text-properties officeooo:rsid="001a3efe" officeooo:paragraph-rsid="001a3efe"/>
    </style:style>
    <style:style style:name="T1" style:family="text">
      <style:text-properties officeooo:rsid="00192f2c"/>
    </style:style>
    <style:style style:name="T2" style:family="text">
      <style:text-properties officeooo:rsid="001a3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</text:p>
      <text:p text:style-name="P1"><text:tab/><text:span text:style-name="T1">M</text:span>odule to communicate with pi and client</text:p>
      <text:p text:style-name="P1"><text:tab/><text:span text:style-name="T1">M</text:span>odule to withdraw questions from SQL server</text:p>
      <text:p text:style-name="P1"><text:tab/><text:span text:style-name="T1">S</text:span>core and time counting module</text:p>
      <text:p text:style-name="P1"><text:tab/><text:span text:style-name="T1">Data editing module(score and others)</text:span></text:p>
      <text:p text:style-name="P2"><text:tab/><text:span text:style-name="T2">Buzzing module(relay message from pi to client for display)</text:span></text:p>
      <text:p text:style-name="P3"/>
      <text:p text:style-name="P3"><text:span text:style-name="T1">C</text:span>lient</text:p>
      <text:p text:style-name="P3"><text:tab/>Module to communicate with server</text:p>
      <text:p text:style-name="P3"><text:tab/>Module to display questions</text:p>
      <text:p text:style-name="P3"><text:tab/>Update module(to receive 'push' from server)</text:p>
      <text:p text:style-name="P3"><text:tab/>Sundry(score and time)</text:p>
      <text:p text:style-name="P3"><text:tab/>Process data from server(questions and answer) and proceed to display</text:p>
      <text:p text:style-name="P3"/>
      <text:p text:style-name="P3">Arduino/Pi</text:p>
      <text:p text:style-name="P3"><text:tab/>(done for now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</meta:initial-creator>
    <meta:creation-date>2013-09-16T00:11:21.389360457</meta:creation-date>
    <dc:date>2013-09-16T01:01:15.068257482</dc:date>
    <dc:creator>Steven </dc:creator>
    <meta:editing-duration>PT4M13S</meta:editing-duration>
    <meta:editing-cycles>1</meta:editing-cycles>
    <meta:document-statistic meta:table-count="0" meta:image-count="0" meta:object-count="0" meta:page-count="1" meta:paragraph-count="14" meta:word-count="67" meta:character-count="452" meta:non-whitespace-character-count="388"/>
    <meta:generator>LibreOffice/4.1.1.2$Linux_X86_64 LibreOffice_project/410$Build-2</meta:generator>
  </office:meta>
</office:document-meta>
</file>